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A55432C.png" manifest:media-type="image/png"/>
  <manifest:file-entry manifest:full-path="Pictures/100000000000006400000064E2D61D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8.006cm" fo:min-width="26.646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995cm" fo:min-width="1.745cm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2cm" fo:min-width="2.946cm" fo:padding-top="0.151cm" fo:padding-bottom="0.151cm" fo:padding-left="0.276cm" fo:padding-right="0.276cm" fo:wrap-option="wrap" loext:decorative="false"/>
    </style:style>
    <style:style style:name="gr5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2cm" fo:min-width="2.947cm" fo:padding-top="0.151cm" fo:padding-bottom="0.151cm" fo:padding-left="0.276cm" fo:padding-right="0.276cm" fo:wrap-option="wrap" loext:decorative="false"/>
    </style:style>
    <style:style style:name="gr6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1cm" fo:min-width="2.946cm" fo:padding-top="0.151cm" fo:padding-bottom="0.151cm" fo:padding-left="0.276cm" fo:padding-right="0.276cm" fo:wrap-option="wrap" loext:decorative="false"/>
    </style:style>
    <style:style style:name="gr7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3cm" fo:min-width="2.945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4cm" fo:min-width="2.946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4cm" fo:min-width="2.947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4cm" fo:min-width="2.945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6.603cm" fo:min-width="2.946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29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9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07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73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86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1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1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8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3.39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19cm" loext:decorative="false"/>
      <style:paragraph-properties style:writing-mode="lr-tb"/>
    </style:style>
    <style:style style:name="gr24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8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1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73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482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6.2999992370605pt"/>
    </style:style>
    <style:style style:name="P5" style:family="paragraph">
      <loext:graphic-properties draw:fill="none" draw:fill-color="#ffff00" draw:opacity="100%"/>
      <style:paragraph-properties fo:text-align="center"/>
      <style:text-properties fo:color="#000000" loext:opacity="100%" style:font-name="Ubuntu" fo:font-size="10.8000001907349pt" fo:background-color="transparent" style:font-size-asian="12pt" style:font-size-complex="12pt"/>
    </style:style>
    <style:style style:name="P6" style:family="paragraph">
      <loext:graphic-properties draw:fill="none" draw:fill-color="#ffff00" draw:opacity="100%"/>
      <style:paragraph-properties fo:text-align="center"/>
      <style:text-properties style:font-name="Ubuntu" fo:font-size="10.8000001907349pt" fo:background-color="transparen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0.8000001907349pt" fo:background-color="transparent" style:font-size-asian="12pt" style:font-size-complex="12pt"/>
    </style:style>
    <style:style style:name="P9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0.8000001907349pt" fo:font-weight="normal" fo:background-color="transparent" style:font-size-asian="12pt" style:font-weight-asian="normal" style:font-size-complex="12pt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style:font-name="Ubuntu" fo:font-size="21.7000007629395pt"/>
    </style:style>
    <style:style style:name="T2" style:family="text">
      <style:text-properties fo:color="#000000" loext:opacity="100%" style:font-name="Ubuntu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Ubuntu" fo:font-size="12pt" fo:background-color="transparent" style:font-size-asian="12pt" style:font-size-complex="12pt"/>
    </style:style>
    <style:style style:name="T4" style:family="text">
      <style:text-properties style:font-name="Ubuntu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font-name="Ubuntu" fo:font-size="12pt" fo:background-color="transparent" style:font-size-asian="12pt" style:font-size-complex="12pt"/>
    </style:style>
    <style:style style:name="T6" style:family="text">
      <style:text-properties style:font-name="Ubuntu" fo:font-size="12pt" fo:font-weight="normal" fo:background-color="transparent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21cm" svg:height="20.32cm" svg:x="0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3.175cm" svg:x="0.63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115cm" svg:height="2.115cm" svg:x="1.17cm" svg:y="0.96cm">
          <draw:image xlink:href="Pictures/100000000000006400000064E2D61DB2.png" xlink:type="simple" xlink:show="embed" xlink:actuate="onLoad" draw:mime-type="image/png">
            <text:p/>
          </draw:image>
        </draw:frame>
        <draw:custom-shape draw:style-name="gr4" draw:text-style-name="P1" draw:layer="layout" svg:width="3.876cm" svg:height="7.282cm" svg:x="4.458cm" svg:y="2.2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77cm" svg:height="7.282cm" svg:x="9.037cm" svg:y="2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76cm" svg:height="7.281cm" svg:x="13.613cm" svg:y="2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875cm" svg:height="7.283cm" svg:x="18.196cm" svg:y="2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876cm" svg:height="7.282cm" svg:x="22.772cm" svg:y="2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76cm" svg:height="7.284cm" svg:x="4.458cm" svg:y="12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77cm" svg:height="7.284cm" svg:x="9.037cm" svg:y="12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76cm" svg:height="7.284cm" svg:x="13.613cm" svg:y="12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875cm" svg:height="7.284cm" svg:x="18.196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876cm" svg:height="7.283cm" svg:x="22.77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3.878cm" svg:height="1.543cm" svg:x="4.456cm" svg:y="1.032cm">
          <draw:text-box>
            <text:p text:style-name="P3"><text:span text:style-name="T1">Mon</text:span></text:p>
          </draw:text-box>
        </draw:frame>
        <draw:frame draw:style-name="gr13" draw:text-style-name="P4" draw:layer="layout" svg:width="3.877cm" svg:height="1.544cm" svg:x="9.027cm" svg:y="1.033cm">
          <draw:text-box>
            <text:p text:style-name="P3"><text:span text:style-name="T1">Tue</text:span></text:p>
          </draw:text-box>
        </draw:frame>
        <draw:frame draw:style-name="gr13" draw:text-style-name="P4" draw:layer="layout" svg:width="3.877cm" svg:height="1.544cm" svg:x="13.596cm" svg:y="1.034cm">
          <draw:text-box>
            <text:p text:style-name="P3"><text:span text:style-name="T1">Wed</text:span></text:p>
          </draw:text-box>
        </draw:frame>
        <draw:frame draw:style-name="gr12" draw:text-style-name="P4" draw:layer="layout" svg:width="3.877cm" svg:height="1.543cm" svg:x="18.168cm" svg:y="1.036cm">
          <draw:text-box>
            <text:p text:style-name="P3"><text:span text:style-name="T1">Thu</text:span></text:p>
          </draw:text-box>
        </draw:frame>
        <draw:frame draw:style-name="gr12" draw:text-style-name="P4" draw:layer="layout" svg:width="3.878cm" svg:height="1.543cm" svg:x="22.734cm" svg:y="1.036cm">
          <draw:text-box>
            <text:p text:style-name="P3"><text:span text:style-name="T1">Fri</text:span></text:p>
          </draw:text-box>
        </draw:frame>
        <draw:frame draw:style-name="gr14" draw:text-style-name="P1" draw:layer="layout" svg:width="1.706cm" svg:height="1.711cm" svg:x="5.442cm" svg:y="10.03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4" draw:text-style-name="P1" draw:layer="layout" svg:width="1.704cm" svg:height="1.712cm" svg:x="10.149cm" svg:y="10.035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4" draw:text-style-name="P1" draw:layer="layout" svg:width="1.706cm" svg:height="1.712cm" svg:x="14.718cm" svg:y="10.036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4" draw:text-style-name="P1" draw:layer="layout" svg:width="1.705cm" svg:height="1.71cm" svg:x="19.424cm" svg:y="10.0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4" draw:text-style-name="P1" draw:layer="layout" svg:width="1.706cm" svg:height="1.71cm" svg:x="23.859cm" svg:y="10.0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15" draw:text-style-name="P5" draw:layer="layout" svg:width="3.857cm" svg:height="2.327cm" svg:x="4.456cm" svg:y="2.925cm">
          <draw:text-box>
            <text:p text:style-name="P3"><text:span text:style-name="T2">L1:</text:span></text:p>
            <text:p text:style-name="P3"><text:span text:style-name="T3">Introduction</text:span></text:p>
          </draw:text-box>
        </draw:frame>
        <draw:frame draw:style-name="gr16" draw:text-style-name="P6" draw:layer="layout" svg:width="3.857cm" svg:height="2.74cm" svg:x="4.456cm" svg:y="5.58cm">
          <draw:text-box>
            <text:p text:style-name="P3"><text:span text:style-name="T4">T1:</text:span></text:p>
            <text:p text:style-name="P3"><text:span text:style-name="T5">Training</text:span></text:p>
          </draw:text-box>
        </draw:frame>
        <draw:frame draw:style-name="gr17" draw:text-style-name="P8" draw:layer="layout" svg:width="3.857cm" svg:height="2.987cm" svg:x="4.456cm" svg:y="13.535cm">
          <draw:text-box>
            <text:p text:style-name="P7"><text:span text:style-name="T4">L2:</text:span></text:p>
            <text:p text:style-name="P7"><text:span text:style-name="T5">OpenROAD</text:span></text:p>
            <text:p text:style-name="P7"><text:span text:style-name="T5">tools</text:span></text:p>
          </draw:text-box>
        </draw:frame>
        <draw:frame draw:style-name="gr18" draw:text-style-name="P6" draw:layer="layout" svg:width="3.857cm" svg:height="2.112cm" svg:x="4.456cm" svg:y="16.567cm">
          <draw:text-box>
            <text:p text:style-name="P3"><text:span text:style-name="T4">T2:</text:span></text:p>
            <text:p text:style-name="P3"><text:span text:style-name="T5">Training</text:span></text:p>
          </draw:text-box>
        </draw:frame>
        <draw:frame draw:style-name="gr19" draw:text-style-name="P6" draw:layer="layout" svg:width="3.859cm" svg:height="1.666cm" svg:x="9.027cm" svg:y="2.615cm">
          <draw:text-box>
            <text:p text:style-name="P3"><text:span text:style-name="T4">Q1, Q2:</text:span></text:p>
            <text:p text:style-name="P3"><text:span text:style-name="T6">Recap</text:span></text:p>
          </draw:text-box>
        </draw:frame>
        <draw:frame draw:style-name="gr20" draw:text-style-name="P6" draw:layer="layout" svg:width="3.859cm" svg:height="1.668cm" svg:x="9.027cm" svg:y="7.409cm">
          <draw:text-box>
            <text:p text:style-name="P3"><text:span text:style-name="T4">T3:</text:span></text:p>
            <text:p text:style-name="P3"><text:span text:style-name="T5">Training</text:span></text:p>
          </draw:text-box>
        </draw:frame>
        <draw:frame draw:style-name="gr21" draw:text-style-name="P6" draw:layer="layout" svg:width="3.859cm" svg:height="1.734cm" svg:x="9.027cm" svg:y="5.423cm">
          <draw:text-box>
            <text:p text:style-name="P3"><text:span text:style-name="T4">L3:</text:span></text:p>
            <text:p text:style-name="P3"><text:span text:style-name="T5">Verilog</text:span></text:p>
          </draw:text-box>
        </draw:frame>
        <draw:frame draw:style-name="gr22" draw:text-style-name="P9" draw:layer="layout" svg:width="3.862cm" svg:height="3.645cm" svg:x="22.734cm" svg:y="13.539cm">
          <draw:text-box>
            <text:p text:style-name="P7"><text:span text:style-name="T6">Spare time</text:span></text:p>
            <text:p text:style-name="P7"><text:span text:style-name="T6">and</text:span></text:p>
            <text:p text:style-name="P7"><text:span text:style-name="T6">Wrap-Up</text:span></text:p>
          </draw:text-box>
        </draw:frame>
        <draw:frame draw:style-name="gr23" draw:text-style-name="P6" draw:layer="layout" svg:width="3.859cm" svg:height="1.669cm" svg:x="9.027cm" svg:y="3.97cm">
          <draw:text-box>
            <text:p text:style-name="P3"><text:span text:style-name="T4">Feedback</text:span></text:p>
          </draw:text-box>
        </draw:frame>
        <draw:line draw:style-name="gr24" draw:text-style-name="P1" draw:layer="layout" svg:x1="9.037cm" svg:y1="5.064cm" svg:x2="12.886cm" svg:y2="5.064cm">
          <text:p/>
        </draw:line>
        <draw:frame draw:style-name="gr19" draw:text-style-name="P6" draw:layer="layout" svg:width="3.86cm" svg:height="1.666cm" svg:x="13.629cm" svg:y="2.615cm">
          <draw:text-box>
            <text:p text:style-name="P3"><text:span text:style-name="T4">Q3, Q4:</text:span></text:p>
            <text:p text:style-name="P3"><text:span text:style-name="T6">Recap</text:span></text:p>
          </draw:text-box>
        </draw:frame>
        <draw:frame draw:style-name="gr23" draw:text-style-name="P6" draw:layer="layout" svg:width="3.86cm" svg:height="1.669cm" svg:x="13.629cm" svg:y="3.97cm">
          <draw:text-box>
            <text:p text:style-name="P3"><text:span text:style-name="T4">Feedback</text:span></text:p>
          </draw:text-box>
        </draw:frame>
        <draw:line draw:style-name="gr24" draw:text-style-name="P1" draw:layer="layout" svg:x1="13.641cm" svg:y1="5.064cm" svg:x2="17.49cm" svg:y2="5.064cm">
          <text:p/>
        </draw:line>
        <draw:frame draw:style-name="gr19" draw:text-style-name="P6" draw:layer="layout" svg:width="3.859cm" svg:height="1.666cm" svg:x="18.201cm" svg:y="2.615cm">
          <draw:text-box>
            <text:p text:style-name="P3"><text:span text:style-name="T4">Q5, Q6:</text:span></text:p>
            <text:p text:style-name="P3"><text:span text:style-name="T6">Recap</text:span></text:p>
          </draw:text-box>
        </draw:frame>
        <draw:frame draw:style-name="gr23" draw:text-style-name="P6" draw:layer="layout" svg:width="3.859cm" svg:height="1.669cm" svg:x="18.201cm" svg:y="3.97cm">
          <draw:text-box>
            <text:p text:style-name="P3"><text:span text:style-name="T4">Feedback</text:span></text:p>
          </draw:text-box>
        </draw:frame>
        <draw:line draw:style-name="gr24" draw:text-style-name="P1" draw:layer="layout" svg:x1="18.21cm" svg:y1="5.064cm" svg:x2="22.059cm" svg:y2="5.064cm">
          <text:p/>
        </draw:line>
        <draw:frame draw:style-name="gr20" draw:text-style-name="P6" draw:layer="layout" svg:width="3.86cm" svg:height="1.668cm" svg:x="13.624cm" svg:y="7.409cm">
          <draw:text-box>
            <text:p text:style-name="P3"><text:span text:style-name="T4">T5:</text:span></text:p>
            <text:p text:style-name="P3"><text:span text:style-name="T5">Training</text:span></text:p>
          </draw:text-box>
        </draw:frame>
        <draw:frame draw:style-name="gr25" draw:text-style-name="P6" draw:layer="layout" svg:width="3.86cm" svg:height="1.733cm" svg:x="13.624cm" svg:y="5.425cm">
          <draw:text-box>
            <text:p text:style-name="P3"><text:span text:style-name="T4">L5:</text:span></text:p>
            <text:p text:style-name="P3"><text:span text:style-name="T5">PDK</text:span></text:p>
          </draw:text-box>
        </draw:frame>
        <draw:frame draw:style-name="gr26" draw:text-style-name="P6" draw:layer="layout" svg:width="3.859cm" svg:height="1.667cm" svg:x="18.201cm" svg:y="7.411cm">
          <draw:text-box>
            <text:p text:style-name="P3"><text:span text:style-name="T4">T7:</text:span></text:p>
            <text:p text:style-name="P3"><text:span text:style-name="T5">Training</text:span></text:p>
          </draw:text-box>
        </draw:frame>
        <draw:frame draw:style-name="gr22" draw:text-style-name="P6" draw:layer="layout" svg:width="3.859cm" svg:height="3.645cm" svg:x="18.201cm" svg:y="5.427cm">
          <draw:text-box>
            <text:p text:style-name="P3"><text:span text:style-name="T4">L7:</text:span></text:p>
            <text:p text:style-name="P3"><text:span text:style-name="T5">OpenROAD</text:span></text:p>
            <text:p text:style-name="P3"><text:span text:style-name="T5">Flow scripts</text:span></text:p>
          </draw:text-box>
        </draw:frame>
        <draw:frame draw:style-name="gr27" draw:text-style-name="P8" draw:layer="layout" svg:width="3.858cm" svg:height="2.986cm" svg:x="9.009cm" svg:y="13.537cm">
          <draw:text-box>
            <text:p text:style-name="P7"><text:span text:style-name="T4">L4:</text:span></text:p>
            <text:p text:style-name="P7"><text:span text:style-name="T5">OpenROAD</text:span></text:p>
            <text:p text:style-name="P7"><text:span text:style-name="T5">first run</text:span></text:p>
          </draw:text-box>
        </draw:frame>
        <draw:frame draw:style-name="gr18" draw:text-style-name="P6" draw:layer="layout" svg:width="3.858cm" svg:height="2.112cm" svg:x="9.009cm" svg:y="16.567cm">
          <draw:text-box>
            <text:p text:style-name="P3"><text:span text:style-name="T4">T4:</text:span></text:p>
            <text:p text:style-name="P3"><text:span text:style-name="T5">Training</text:span></text:p>
          </draw:text-box>
        </draw:frame>
        <draw:frame draw:style-name="gr27" draw:text-style-name="P8" draw:layer="layout" svg:width="3.858cm" svg:height="2.986cm" svg:x="13.629cm" svg:y="13.538cm">
          <draw:text-box>
            <text:p text:style-name="P7"><text:span text:style-name="T4">L6:</text:span></text:p>
            <text:p text:style-name="P7"><text:span text:style-name="T5">OpenROAD</text:span></text:p>
            <text:p text:style-name="P7"><text:span text:style-name="T5">GUI</text:span></text:p>
          </draw:text-box>
        </draw:frame>
        <draw:frame draw:style-name="gr18" draw:text-style-name="P6" draw:layer="layout" svg:width="3.858cm" svg:height="2.112cm" svg:x="13.629cm" svg:y="16.569cm">
          <draw:text-box>
            <text:p text:style-name="P3"><text:span text:style-name="T4">T6:</text:span></text:p>
            <text:p text:style-name="P3"><text:span text:style-name="T5">Training</text:span></text:p>
          </draw:text-box>
        </draw:frame>
        <draw:frame draw:style-name="gr22" draw:text-style-name="P8" draw:layer="layout" svg:width="3.858cm" svg:height="3.645cm" svg:x="18.183cm" svg:y="13.539cm">
          <draw:text-box>
            <text:p text:style-name="P7"><text:span text:style-name="T4">L7:</text:span></text:p>
            <text:p text:style-name="P7"><text:span text:style-name="T5">OpenROAD</text:span></text:p>
            <text:p text:style-name="P7"><text:span text:style-name="T5">Flow scripts 2</text:span></text:p>
          </draw:text-box>
        </draw:frame>
        <draw:frame draw:style-name="gr18" draw:text-style-name="P6" draw:layer="layout" svg:width="3.858cm" svg:height="2.112cm" svg:x="18.183cm" svg:y="16.57cm">
          <draw:text-box>
            <text:p text:style-name="P3"><text:span text:style-name="T4">T7:</text:span></text:p>
            <text:p text:style-name="P3"><text:span text:style-name="T5">Training</text:span></text:p>
          </draw:text-box>
        </draw:frame>
        <draw:line draw:style-name="gr24" draw:text-style-name="P1" draw:layer="layout" svg:x1="4.485cm" svg:y1="5.064cm" svg:x2="8.334cm" svg:y2="5.064cm">
          <text:p/>
        </draw:line>
        <draw:frame draw:style-name="gr19" draw:text-style-name="P6" draw:layer="layout" svg:width="3.86cm" svg:height="1.666cm" svg:x="22.81cm" svg:y="2.616cm">
          <draw:text-box>
            <text:p text:style-name="P3"><text:span text:style-name="T4">Q7:</text:span></text:p>
            <text:p text:style-name="P3"><text:span text:style-name="T6">Recap</text:span></text:p>
          </draw:text-box>
        </draw:frame>
        <draw:line draw:style-name="gr24" draw:text-style-name="P1" draw:layer="layout" svg:x1="22.807cm" svg:y1="5.064cm" svg:x2="26.656cm" svg:y2="5.064cm">
          <text:p/>
        </draw:line>
        <draw:frame draw:style-name="gr28" draw:text-style-name="P6" draw:layer="layout" svg:width="3.86cm" svg:height="1.732cm" svg:x="22.752cm" svg:y="5.428cm">
          <draw:text-box>
            <text:p text:style-name="P3"><text:span text:style-name="T4">L8:</text:span></text:p>
            <text:p text:style-name="P3"><text:span text:style-name="T5">Tapeout</text:span></text:p>
          </draw:text-box>
        </draw:frame>
        <draw:frame draw:style-name="gr23" draw:text-style-name="P6" draw:layer="layout" svg:width="3.859cm" svg:height="1.669cm" svg:x="22.789cm" svg:y="7.417cm">
          <draw:text-box>
            <text:p text:style-name="P3"><text:span text:style-name="T4">Feedback</text:span></text:p>
          </draw:text-box>
        </draw:frame>
        <draw:line draw:style-name="gr24" draw:text-style-name="P1" draw:layer="layout" svg:x1="9.037cm" svg:y1="15.924cm" svg:x2="12.886cm" svg:y2="15.924cm">
          <text:p/>
        </draw:line>
        <draw:line draw:style-name="gr24" draw:text-style-name="P1" draw:layer="layout" svg:x1="13.641cm" svg:y1="15.924cm" svg:x2="17.49cm" svg:y2="15.924cm">
          <text:p/>
        </draw:line>
        <draw:line draw:style-name="gr24" draw:text-style-name="P1" draw:layer="layout" svg:x1="18.21cm" svg:y1="15.924cm" svg:x2="22.059cm" svg:y2="15.924cm">
          <text:p/>
        </draw:line>
        <draw:line draw:style-name="gr24" draw:text-style-name="P1" draw:layer="layout" svg:x1="4.485cm" svg:y1="15.924cm" svg:x2="8.334cm" svg:y2="15.924cm">
          <text:p/>
        </draw:line>
        <draw:line draw:style-name="gr24" draw:text-style-name="P1" draw:layer="layout" svg:x1="22.807cm" svg:y1="15.924cm" svg:x2="26.656cm" svg:y2="15.924cm">
          <text:p/>
        </draw:lin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6cm" svg:x="1.482cm" svg:y="0.833cm" presentation:class="title" presentation:placeholder="true">
        <draw:text-box/>
      </draw:frame>
      <draw:frame presentation:style-name="Default-outline1" draw:layer="backgroundobjects" svg:width="26.729cm" svg:height="12.179cm" svg:x="1.482cm" svg:y="4.911cm" presentation:class="outline" presentation:placeholder="true">
        <draw:text-box/>
      </draw:frame>
      <draw:frame presentation:style-name="Mpr1" draw:text-style-name="MP2" draw:layer="backgroundobjects" svg:width="6.919cm" svg:height="1.446cm" svg:x="1.482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6cm" svg:x="10.15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6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5-01-31T00:01:24.955403363</dc:date>
    <meta:editing-duration>PT16M27S</meta:editing-duration>
    <meta:editing-cycles>9</meta:editing-cycles>
    <meta:generator>LibreOffice/24.2.7.2$Linux_X86_64 LibreOffice_project/420$Build-2</meta:generator>
    <meta:print-date>2024-11-03T20:28:42.103885678</meta:print-date>
    <meta:printed-by>PDF files</meta:printed-by>
    <meta:document-statistic meta:object-count="82"/>
  </office:meta>
</office:document-meta>
</file>